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Roboto" svg:font-family="Roboto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padding="0cm" fo:border="none"/>
    </style:style>
    <style:style style:name="P6" style:family="paragraph" style:parent-style-name="Heading_20_1">
      <style:text-properties fo:font-variant="normal" fo:text-transform="none" fo:color="#222222" style:font-name="Roboto" fo:letter-spacing="normal" fo:font-style="normal" fo:font-weight="bold"/>
    </style:style>
    <style:style style:name="P7" style:family="paragraph" style:parent-style-name="Preformatted_20_Text">
      <style:paragraph-properties fo:margin-top="0cm" fo:margin-bottom="0.499cm" fo:orphans="2" fo:widows="2" fo:padding="0cm" fo:border="none"/>
    </style:style>
    <style:style style:name="P8" style:family="paragraph" style:parent-style-name="Preformatted_20_Text">
      <style:paragraph-properties fo:orphans="2" fo:widows="2" fo:padding="0cm" fo:border="none"/>
    </style:style>
    <style:style style:name="T1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bold"/>
    </style:style>
    <style:style style:name="T3" style:family="text">
      <style:text-properties fo:font-variant="normal" fo:text-transform="none" fo:color="#660066" style:font-name="JetBrains Mono" fo:font-size="12pt" fo:letter-spacing="normal" fo:font-style="normal" fo:font-weight="normal" fo:background-color="#f3f4f6"/>
    </style:style>
    <style:style style:name="T4" style:family="text">
      <style:text-properties fo:font-variant="normal" fo:text-transform="none" fo:color="#000000" style:font-name="JetBrains Mono" fo:font-size="12pt" fo:letter-spacing="normal" fo:font-style="normal" fo:font-weight="normal" fo:background-color="#f3f4f6"/>
    </style:style>
    <style:style style:name="T5" style:family="text">
      <style:text-properties fo:font-variant="normal" fo:text-transform="none" fo:color="#000088" style:font-name="JetBrains Mono" fo:font-size="12pt" fo:letter-spacing="normal" fo:font-style="normal" fo:font-weight="normal" fo:background-color="#f3f4f6"/>
    </style:style>
    <style:style style:name="T6" style:family="text">
      <style:text-properties fo:font-variant="normal" fo:text-transform="none" fo:color="#008800" style:font-name="JetBrains Mono" fo:font-size="12pt" fo:letter-spacing="normal" fo:font-style="normal" fo:font-weight="normal" fo:background-color="#f3f4f6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Испытание свойствами и методами</text:h>
      <text:p text:style-name="P1"><text:span text:style-name="T1">Видео-разбор (решение смотреть только после своей попытки): </text:span><text:a xlink:type="simple" xlink:href="https://youtu.be/26pwwOu_-d0" office:target-frame-name="_blank" xlink:show="new" text:style-name="Internet_20_link" text:visited-style-name="Visited_20_Internet_20_Link">https://youtu.be/26pwwOu_-d0</text:a></text:p>
      <text:p text:style-name="P1"><text:span text:style-name="Strong_20_Emphasis"><text:span text:style-name="T2">Время первого испытания. </text:span></text:span><text:span text:style-name="T1">Представьте, что вы получили задание от заказчика. Вас просят реализовать простую имитацию локальной сети, состоящую из набора серверов, соединенных между собой через роутер.</text:span></text:p>
      <text:p text:style-name="P2"><draw:frame draw:style-name="fr1" draw:name="1_испытание_png.png" text:anchor-type="as-char" svg:width="12.303cm" svg:height="8.758cm" draw:z-index="0"><draw:image xlink:href="https://ucarecdn.com/7ab95268-5617-4d6a-a9b7-8eb8ce8fb468/" xlink:type="simple" xlink:show="embed" xlink:actuate="onLoad"/></draw:frame></text:p>
      <text:p text:style-name="P3">Каждый сервер может отправлять пакет любому другому серверу сети. Для этого у каждого есть свой уникальный IP-адрес. Для простоты - это просто целое (натуральное) число от 1 и до N, где N - общее число серверов. Алгоритм следующий. Предположим, сервер с IP = 2 собирается отправить пакет информации серверу с IP = 3. Для этого, он сначала отправляет пакет роутеру, а уже тот, смотрит на IP-адрес и пересылает пакет нужному узлу (серверу).</text:p>
      <text:p text:style-name="P3">Для реализации этой схемы программе предлагается объявить три класса:</text:p>
      <text:p text:style-name="P3"><text:span text:style-name="T7">Server </text:span>- для описания работы серверов в сети;<text:line-break/><text:span text:style-name="T7">Router </text:span>- для описания работы роутеров в сети (в данной задаче полагается один роутер);<text:line-break/><text:span text:style-name="T7">Data </text:span>- для описания пакета информации.</text:p>
      <text:p text:style-name="P3">Серверы будут создаваться командой:</text:p>
      <text:p text:style-name="P5"><text:span text:style-name="Source_20_Text"><text:span text:style-name="T3">sv</text:span></text:span><text:span text:style-name="Source_20_Text"><text:span text:style-name="T4"> = Server()</text:span></text:span></text:p>
      <text:p text:style-name="P3">При этом, уникальный IP-адрес каждого сервера должен формироваться автоматически при создании нового экземпляра класса Server.</text:p>
      <text:p text:style-name="P3">Далее, роутер должен создаваться аналогичной командой:</text:p>
      <text:p text:style-name="P5"><text:span text:style-name="Source_20_Text"><text:span text:style-name="T3">router</text:span></text:span><text:span text:style-name="Source_20_Text"><text:span text:style-name="T4"> = Router()</text:span></text:span></text:p>
      <text:p text:style-name="P3">А, пакеты данных, командой:</text:p>
      <text:p text:style-name="P5"><text:span text:style-name="Source_20_Text"><text:span text:style-name="T5">data</text:span></text:span><text:span text:style-name="Source_20_Text"><text:span text:style-name="T4"> = </text:span></text:span><text:span text:style-name="Source_20_Text"><text:span text:style-name="T3">Data</text:span></text:span><text:span text:style-name="Source_20_Text"><text:span text:style-name="T4">(строка с данными, </text:span></text:span><text:span text:style-name="Source_20_Text"><text:span text:style-name="T3">IP</text:span></text:span><text:span text:style-name="Source_20_Text"><text:span text:style-name="T4">-адрес назначения)</text:span></text:span></text:p>
      <text:p text:style-name="P3">Для формирования и функционирования локальной сети, в классе Router должны быть реализованы следующие методы:</text:p>
      <text:p text:style-name="P3"><text:span text:style-name="T7">link(server) </text:span>- для присоединения сервера server (объекта класса Server) к роутеру (для простоты, каждый сервер соединен только с одним роутером);<text:line-break/><text:span text:style-name="T7">unlink(server) </text:span>- для отсоединения сервера server (объекта класса Server) от роутера;<text:line-break/><text:span text:style-name="T7">send_data() </text:span>- для отправки всех пакетов (объектов класса Data) из буфера роутера соответствующим серверам (после отправки буфер должен очищаться).</text:p>
      <text:p text:style-name="P3">И одно обязательное локальное свойство (могут быть и другие свойства):</text:p>
      <text:p text:style-name="P3"><text:soft-page-break/><text:span text:style-name="T7">buffer </text:span>- список для хранения принятых от серверов пакетов (объектов класса Data).</text:p>
      <text:p text:style-name="P3">Класс Server должен содержать свой набор методов:</text:p>
      <text:p text:style-name="P3"><text:span text:style-name="T7">send_data(data) </text:span>- для отправки информационного пакета data (объекта класса Data) с указанным IP-адресом получателя (пакет отправляется роутеру и сохраняется в его буфере - локальном свойстве buffer);<text:line-break/><text:span text:style-name="T7">get_data() </text:span>- возвращает список принятых пакетов (если ничего принято не было, то возвращается пустой список) и очищает входной буфер;<text:line-break/><text:span text:style-name="T7">get_ip() </text:span>- возвращает свой IP-адрес.</text:p>
      <text:p text:style-name="P3">Соответственно в объектах класса Server должны быть локальные свойства:</text:p>
      <text:p text:style-name="P3"><text:span text:style-name="T7">buffer </text:span>- список принятых пакетов (объекты класса Data, изначально пустой);<text:line-break/><text:span text:style-name="T7">ip </text:span>- IP-адрес текущего сервера.</text:p>
      <text:p text:style-name="P3">Наконец, объекты класса Data должны содержать два следующих локальных свойства:</text:p>
      <text:p text:style-name="P3"><text:span text:style-name="T7">data </text:span>- передаваемые данные (строка);<text:line-break/><text:span text:style-name="T7">ip </text:span>- IP-адрес назначения.</text:p>
      <text:p text:style-name="P3">Пример использования этих классов (эти строчки в программе писать не нужно):</text:p>
      <text:p text:style-name="P4"><text:span text:style-name="Source_20_Text"><text:span text:style-name="T4">router = Router()</text:span></text:span></text:p>
      <text:p text:style-name="P8"><text:span text:style-name="Source_20_Text"><text:span text:style-name="T4">sv_from = Server()</text:span></text:span></text:p>
      <text:p text:style-name="P8"><text:span text:style-name="Source_20_Text"><text:span text:style-name="T4">sv_from2 = Server()</text:span></text:span></text:p>
      <text:p text:style-name="P8"><text:span text:style-name="Source_20_Text"><text:span text:style-name="T4">router.link(sv_from)</text:span></text:span></text:p>
      <text:p text:style-name="P8"><text:span text:style-name="Source_20_Text"><text:span text:style-name="T4">router.link(sv_from2)</text:span></text:span></text:p>
      <text:p text:style-name="P8"><text:span text:style-name="Source_20_Text"><text:span text:style-name="T4">router.link(Server())</text:span></text:span></text:p>
      <text:p text:style-name="P8"><text:span text:style-name="Source_20_Text"><text:span text:style-name="T4">router.link(Server())</text:span></text:span></text:p>
      <text:p text:style-name="P8"><text:span text:style-name="Source_20_Text"><text:span text:style-name="T4">sv_to = Server()</text:span></text:span></text:p>
      <text:p text:style-name="P8"><text:span text:style-name="Source_20_Text"><text:span text:style-name="T4">router.link(sv_to)</text:span></text:span></text:p>
      <text:p text:style-name="P8"><text:span text:style-name="Source_20_Text"><text:span text:style-name="T4">sv_from.send_data(Data(</text:span></text:span><text:span text:style-name="Source_20_Text"><text:span text:style-name="T6">"Hello"</text:span></text:span><text:span text:style-name="Source_20_Text"><text:span text:style-name="T4">, sv_to.get_ip()))</text:span></text:span></text:p>
      <text:p text:style-name="P8"><text:span text:style-name="Source_20_Text"><text:span text:style-name="T4">sv_from2.send_data(Data(</text:span></text:span><text:span text:style-name="Source_20_Text"><text:span text:style-name="T6">"Hello"</text:span></text:span><text:span text:style-name="Source_20_Text"><text:span text:style-name="T4">, sv_to.get_ip()))</text:span></text:span></text:p>
      <text:p text:style-name="P8"><text:span text:style-name="Source_20_Text"><text:span text:style-name="T4">sv_to.send_data(Data(</text:span></text:span><text:span text:style-name="Source_20_Text"><text:span text:style-name="T6">"Hi"</text:span></text:span><text:span text:style-name="Source_20_Text"><text:span text:style-name="T4">, sv_from.get_ip()))</text:span></text:span></text:p>
      <text:p text:style-name="P8"><text:span text:style-name="Source_20_Text"><text:span text:style-name="T4">router.send_data()</text:span></text:span></text:p>
      <text:p text:style-name="P8"><text:span text:style-name="Source_20_Text"><text:span text:style-name="T4">msg_lst_from = sv_from.get_data()</text:span></text:span></text:p>
      <text:p text:style-name="P7"><text:span text:style-name="Source_20_Text"><text:span text:style-name="T4">msg_lst_to = sv_to.get_data()</text:span></text:span></text:p>
      <text:p text:style-name="P3">Ваша задача реализовать классы Router, Server и Data в соответствии с приведенным техническим заданием (ТЗ). Что-либо выводить на экран не нужно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Roboto" svg:font-family="Roboto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5cm" fo:margin-bottom="0.489cm" fo:margin-left="0.397cm" fo:margin-right="0.3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3S</meta:editing-duration>
    <meta:editing-cycles>4</meta:editing-cycles>
    <meta:generator>OpenOffice/4.1.12$Win32 OpenOffice.org_project/4112m1$Build-9809</meta:generator>
    <dc:date>2022-11-06T15:54:01.57</dc:date>
    <meta:document-statistic meta:table-count="0" meta:image-count="1" meta:object-count="0" meta:page-count="2" meta:paragraph-count="41" meta:word-count="437" meta:character-count="3307"/>
    <meta:user-defined meta:name="Info 1"/>
    <meta:user-defined meta:name="Info 2"/>
    <meta:user-defined meta:name="Info 3"/>
    <meta:user-defined meta:name="Info 4"/>
  </office:meta>
</office:document-meta>
</file>